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Verdana, Lucida, Helvetica, Arial, sans-serif"/>
    <style:font-face style:name="Thorndale1" svg:font-family="Thorndale" style:font-family-generic="roman"/>
    <style:font-face style:name="Arial2" svg:font-family="Arial" style:font-family-generic="swiss"/>
    <style:font-face style:name="Arial1" svg:font-family="Arial" style:font-pitch="variable"/>
    <style:font-face style:name="MS Gothic" svg:font-family="'MS Gothic'" style:font-pitch="variable"/>
    <style:font-face style:name="NSimSun1" svg:font-family="NSimSun" style:font-pitch="variable"/>
    <style:font-face style:name="Tahoma" svg:font-family="Tahoma"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37483" officeooo:paragraph-rsid="00037483"/>
    </style:style>
    <style:style style:name="P2" style:family="paragraph" style:parent-style-name="Text_20_body">
      <style:text-properties officeooo:rsid="0004309c" officeooo:paragraph-rsid="0004309c"/>
    </style:style>
    <style:style style:name="P3" style:family="paragraph" style:parent-style-name="Text_20_body">
      <style:text-properties officeooo:rsid="00048e96" officeooo:paragraph-rsid="00048e96"/>
    </style:style>
    <style:style style:name="P4" style:family="paragraph" style:parent-style-name="Text_20_body">
      <style:text-properties officeooo:rsid="00061735" officeooo:paragraph-rsid="00061735"/>
    </style:style>
    <style:style style:name="P5" style:family="paragraph" style:parent-style-name="Text_20_body">
      <style:text-properties officeooo:paragraph-rsid="00061735"/>
    </style:style>
    <style:style style:name="P6" style:family="paragraph" style:parent-style-name="Heading_20_2">
      <style:text-properties fo:font-variant="normal" fo:text-transform="none" fo:color="#000000" style:font-name="Lucida Grande" fo:font-size="12pt" fo:letter-spacing="normal" fo:font-style="normal" fo:font-weight="normal"/>
    </style:style>
    <style:style style:name="P7" style:family="paragraph" style:parent-style-name="Heading_20_2">
      <style:text-properties officeooo:rsid="00048e96" officeooo:paragraph-rsid="00061735"/>
    </style:style>
    <style:style style:name="P8" style:family="paragraph" style:parent-style-name="Heading_20_2">
      <style:text-properties officeooo:rsid="00037483" officeooo:paragraph-rsid="00037483"/>
    </style:style>
    <style:style style:name="P9" style:family="paragraph" style:parent-style-name="Heading_20_2">
      <style:text-properties officeooo:rsid="00048e96" officeooo:paragraph-rsid="0007ec75"/>
    </style:style>
    <style:style style:name="P10" style:family="paragraph" style:parent-style-name="Text_20_body">
      <style:text-properties officeooo:rsid="00048e96" officeooo:paragraph-rsid="00048e96"/>
    </style:style>
    <style:style style:name="P11" style:family="paragraph" style:parent-style-name="Text_20_body">
      <style:text-properties officeooo:rsid="0007ec75" officeooo:paragraph-rsid="0007ec75"/>
    </style:style>
    <style:style style:name="P12" style:family="paragraph">
      <style:paragraph-properties fo:margin-left="0in" fo:margin-right="0in" fo:margin-top="0in" fo:margin-bottom="0in" fo:line-height="100%" fo:text-align="start" fo:text-indent="0in" style:punctuation-wrap="simple" style:line-break="normal" style:writing-mode="lr-tb">
        <style:tab-stops/>
      </style:paragraph-properties>
    </style:style>
    <style:style style:name="P13" style:family="paragraph">
      <loext:graphic-properties draw:fill="bitmap" draw:fill-color="#000000" draw:secondary-fill-color="#b3b3b3"/>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line-through-type="none" style:text-position="0% 100%" style:font-name="Thorndale1"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T1" style:family="text">
      <style:text-properties officeooo:rsid="00061735"/>
    </style:style>
    <style:style style:name="T2" style:family="text">
      <style:text-properties officeooo:rsid="0007ec75"/>
    </style:style>
    <style:style style:name="T3" style:family="text">
      <style:text-properties fo:color="#000000" style:text-outline="false" style:text-line-through-style="none" style:text-line-through-type="none" style:text-position="0% 100%" style:font-name="Thorndale1"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gr1" style:family="graphic">
      <style:graphic-properties draw:stroke="solid" svg:stroke-width="0.0102in" svg:stroke-color="#000000" draw:marker-start="" draw:marker-start-width="0.1181in" draw:marker-start-center="false" draw:marker-end="" draw:marker-end-width="0.1181in" draw:marker-end-center="false" draw:stroke-linejoin="miter" draw:fill="bitmap" draw:fill-color="#000000" draw:secondary-fill-color="#b3b3b3" draw:textarea-horizontal-align="center" draw:textarea-vertical-align="middle" draw:auto-grow-height="false" draw:fit-to-size="false" style:shrink-to-fit="false" fo:min-height="2.4646in" fo:min-width="4.3374in" fo:padding-top="0.0516in" fo:padding-bottom="0.0516in" fo:padding-left="0.0984in" fo:padding-right="0.0984in" fo:wrap-option="wrap" draw:shadow="hidden" draw:shadow-offset-x="0in" draw:shadow-offset-y="0.0783in" draw:shadow-color="#808080" draw:shadow-opacity="100%" style:run-through="foreground" style:wrap="run-through" style:number-wrapped-paragraphs="no-limit" style:vertical-pos="from-top" style:vertical-rel="paragraph-content" style:horizontal-pos="from-left" style:horizontal-rel="paragraph-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2"><draw:custom-shape text:anchor-type="paragraph" draw:z-index="0" draw:style-name="gr1" draw:text-style-name="P13" svg:width="4.5343in" svg:height="2.5677in" svg:x="1.5016in" svg:y="-0.1035in"><text:p text:style-name="P12"><text:span text:style-name="T3">InputLock</text:span></text:p><draw:enhanced-geometry svg:viewBox="0 0 21600 21600" draw:extrusion="true" draw:extrusion-rotation-angle="15 -10" dr3d:projection="perspective" draw:extrusion-first-light-direction="(-50000 -50000 10000)" draw:extrusion-second-light-direction="(50000 0 10000)" dr3d:shade-mode="flat" draw:extrusion-metal="false" draw:extrusion-specularity="0%" draw:extrusion-diffusion="0%" draw:extrusion-viewpoint="(1.36692913385827in 0in 9.84251968503937in)" draw:extrusion-origin="0.5 0" draw:extrusion-skew="50 180" draw:extrusion-depth="0.393700787401575in 0" draw:extrusion-color="true" draw:text-areas="0 0 21600 21600" draw:text-path="true" draw:text-path-mode="shape" draw:text-path-scale="path" draw:text-path-same-letter-heights="false" draw:type="fontwork-fade-up-and-right" draw:modifiers="17593.7940761636" draw:enhanced-path="M 0 ?f2 L 21600 0 N M 0 21600 L 21600 ?f0 N"><draw:equation draw:name="f0" draw:formula="$0 "/><draw:equation draw:name="f1" draw:formula="21600-$0 "/><draw:equation draw:name="f2" draw:formula="?f1 /4"/><draw:handle draw:handle-position="21600 $0" draw:handle-range-y-minimum="6200" draw:handle-range-y-maximum="21600"/></draw:enhanced-geometry></draw:custom-shape></text:h>
      <text:h text:style-name="P6" text:outline-level="2"/>
      <text:h text:style-name="P6" text:outline-level="2"/>
      <text:h text:style-name="P6" text:outline-level="2"/>
      <text:h text:style-name="P6" text:outline-level="2"/>
      <text:h text:style-name="P6" text:outline-level="2"/>
      <text:h text:style-name="P6" text:outline-level="2"/>
      <text:h text:style-name="Heading_20_2" text:outline-level="2">Introduction</text:h>
      <text:p text:style-name="Standard">Do you have kids or pets at home? Do you have a cat and It likes very much climbing your table and walking over your keyboard? Do you accidentally move the mouse to random parts in the screen while using your laptop? Then Input Lock is for you! You will be able to leave your computer alone and turned on without risk.</text:p>
      <text:h text:style-name="P8" text:outline-level="2">Usage</text:h>
      <text:p text:style-name="P5"><text:span text:style-name="T1">Download InputLock.exe from </text:span><text:a xlink:type="simple" xlink:href="https://gitlab.com/profhound/inputlock" text:style-name="Internet_20_link" text:visited-style-name="Visited_20_Internet_20_Link">https://gitlab.com/profhound/inputlock</text:a> <text:span text:style-name="T1">and open the application.</text:span></text:p>
      <text:p text:style-name="P2">InputLock support two methods of unlock. Either using &lt;Enter&gt; or &lt;Esc&gt;, or entering a passphrase. <text:span text:style-name="T1">The default passphrase is set to “unlock”.</text:span></text:p>
      <text:h text:style-name="P9" text:outline-level="2"><text:span text:style-name="T2">Limitations</text:span></text:h>
      <text:p text:style-name="P11">You can still press &lt;Ctrl&gt;+&lt;Alt&gt;+&lt;Del&gt; and &lt;Win&gt; Key, but afterwords your active application will lose focus again.</text:p>
      <text:h text:style-name="P9" text:outline-level="2">License</text:h>
      <text:p text:style-name="P4">OpenSource (MIT)</text:p>
      <text:h text:style-name="P7" text:outline-level="2">Support</text:h>
      <text:p text:style-name="P3">Like what we do, want to show some support?</text:p>
      <text:p text:style-name="P3">Bitcoin: 395AkXQv4TMW2DyLwMZqX7LDBjLWB7kCia </text:p>
      <text:p text:style-name="P3">Litecoin: MVouZNe12WYeAv5yaLjpLf3J4muo9VwzJ6</text:p>
      <text:h text:style-name="Heading_20_2" text:outline-level="2"><text:soft-page-break/>Alternative</text:h>
      <text:p text:style-name="P1"><text:a xlink:type="simple" xlink:href="https://addons.nvda-project.org/addons/inputLock.en.html" text:style-name="Internet_20_link" text:visited-style-name="Visited_20_Internet_20_Link">NVDA Community Addons Input Lock</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Grande" svg:font-family="'Lucida Grande', Verdana, Lucida, Helvetica, Arial, sans-serif"/>
    <style:font-face style:name="Thorndale1" svg:font-family="Thorndale" style:font-family-generic="roman"/>
    <style:font-face style:name="Arial2" svg:font-family="Arial" style:font-family-generic="swiss"/>
    <style:font-face style:name="Arial1" svg:font-family="Arial" style:font-pitch="variable"/>
    <style:font-face style:name="MS Gothic" svg:font-family="'MS Gothic'" style:font-pitch="variable"/>
    <style:font-face style:name="NSimSun1" svg:font-family="NSimSun" style:font-pitch="variable"/>
    <style:font-face style:name="Tahoma" svg:font-family="Tahoma"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0T14:45:21.289000000</meta:creation-date>
    <dc:date>2020-03-30T17:33:00.028000000</dc:date>
    <meta:editing-duration>PT2M38S</meta:editing-duration>
    <meta:editing-cycles>2</meta:editing-cycles>
    <meta:generator>LibreOffice/6.2.0.3$Windows_X86_64 LibreOffice_project/98c6a8a1c6c7b144ce3cc729e34964b47ce25d62</meta:generator>
    <meta:document-statistic meta:table-count="0" meta:image-count="0" meta:object-count="0" meta:page-count="2" meta:paragraph-count="15" meta:word-count="135" meta:character-count="897" meta:non-whitespace-character-count="776"/>
  </office:meta>
</office:document-meta>
</file>